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62D6CEDBFCE4A6CD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eenish-wallpaper-title">
      <style:graphic-properties draw:auto-grow-height="true" fo:min-height="3.507cm"/>
    </style:style>
    <style:style style:name="pr2" style:family="presentation" style:parent-style-name="greenish-wallpaper-outline1" style:list-style-name="L2">
      <style:graphic-properties draw:auto-grow-height="true" fo:min-height="13.86cm"/>
    </style:style>
    <style:style style:name="pr3" style:family="presentation" style:parent-style-name="greenish-wallpaper-notes">
      <style:graphic-properties draw:fill-color="#ffffff" draw:auto-grow-height="true" fo:min-height="13.365cm"/>
    </style:style>
    <style:style style:name="pr4" style:family="presentation" style:parent-style-name="greenish-wallpaper-title">
      <style:graphic-properties fo:min-height="3.506cm"/>
    </style:style>
    <style:style style:name="pr5" style:family="presentation" style:parent-style-name="greenish-wallpaper-outline1">
      <style:graphic-properties fo:min-height="12.18cm"/>
    </style:style>
    <style:style style:name="pr6" style:family="presentation" style:parent-style-name="greenish-wallpaper-notes">
      <style:graphic-properties draw:fill-color="#ffffff" fo:min-height="13.364cm"/>
    </style:style>
    <style:style style:name="P1" style:family="paragraph">
      <style:text-properties fo:color="#ffffff" style:text-outline="true" style:font-name="Verdana1" fo:text-shadow="1pt 1pt" fo:font-weight="bold" style:font-weight-asian="bold" style:font-weight-complex="bold" style:font-relief="embosse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ish-wallpaper" presentation:presentation-page-layout-name="AL1T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 presentation:user-transformed="true">
          <draw:text-box>
            <text:p text:style-name="P1">Germe : Manager de proximité...</text:p>
          </draw:text-box>
        </draw:frame>
        <draw:frame presentation:style-name="pr2" draw:text-style-name="P2" draw:layer="layout" svg:width="21.599cm" svg:height="13.86cm" svg:x="5cm" svg:y="4.914cm" presentation:class="outline" presentation:user-transformed="true">
          <draw:text-box>
            <text:list text:style-name="L2">
              <text:list-item>
                <text:p text:style-name="P2">Cette formation proposée par la CPAM de loire <text:s/>Atlantique gràce à Virginie Contrera, membre du groupe Emerge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ish-wallpaper" presentation:presentation-page-layout-name="AL1T1">
        <office:forms form:automatic-focus="false" form:apply-design-mode="false"/>
        <draw:frame presentation:style-name="pr4" draw:layer="layout" svg:width="25.199cm" svg:height="3.939cm" svg:x="1.4cm" svg:y="0.621cm" presentation:class="title" presentation:user-transformed="true">
          <draw:text-box>
            <text:p>Première rencontre<text:tab/>avec le groupe juin 2017 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aison de la notion de besoin (Maslow, Murray et Schütz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Greenish_5f_Wallpaper_5f_by_5f_Chaosbrazer" draw:display-name="Greenish_Wallpaper_by_Chaosbrazer" xlink:href="Pictures/1000000000000640000004B062D6CEDBFCE4A6C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eenish-wallpaper-background" style:family="presentation">
      <style:graphic-properties draw:stroke="none" draw:fill="bitmap" draw:fill-image-name="Greenish_5f_Wallpaper_5f_by_5f_Chaosbrazer" draw:fill-image-width="100%" draw:fill-image-height="100%"/>
      <style:text-properties style:letter-kerning="true"/>
    </style:style>
    <style:style style:name="greenish-wallpap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ish-wallpap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reenish-wallpaper-outline1" style:family="presentation">
      <style:graphic-properties draw:stroke="none" draw:fill="none">
        <text:list-style style:name="greenish-wallpap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ish-wallpaper-outline2" style:family="presentation" style:parent-style-name="greenish-wallpaper-outline1">
      <style:paragraph-properties fo:margin-top="0cm" fo:margin-bottom="0.4cm"/>
      <style:text-properties fo:font-size="28pt" style:font-size-asian="28pt" style:font-size-complex="28pt"/>
    </style:style>
    <style:style style:name="greenish-wallpaper-outline3" style:family="presentation" style:parent-style-name="greenish-wallpaper-outline2">
      <style:paragraph-properties fo:margin-top="0cm" fo:margin-bottom="0.3cm"/>
      <style:text-properties fo:font-size="24pt" style:font-size-asian="24pt" style:font-size-complex="24pt"/>
    </style:style>
    <style:style style:name="greenish-wallpaper-outline4" style:family="presentation" style:parent-style-name="greenish-wallpaper-outline3">
      <style:paragraph-properties fo:margin-top="0cm" fo:margin-bottom="0.2cm"/>
      <style:text-properties fo:font-size="20pt" style:font-size-asian="20pt" style:font-size-complex="20pt"/>
    </style:style>
    <style:style style:name="greenish-wallpaper-outline5" style:family="presentation" style:parent-style-name="greenish-wallpaper-outline4">
      <style:paragraph-properties fo:margin-top="0cm" fo:margin-bottom="0.1cm"/>
      <style:text-properties fo:font-size="20pt" style:font-size-asian="20pt" style:font-size-complex="20pt"/>
    </style:style>
    <style:style style:name="greenish-wallpaper-outline6" style:family="presentation" style:parent-style-name="greenish-wallpaper-outline5">
      <style:paragraph-properties fo:margin-top="0cm" fo:margin-bottom="0.1cm"/>
      <style:text-properties fo:font-size="20pt" style:font-size-asian="20pt" style:font-size-complex="20pt"/>
    </style:style>
    <style:style style:name="greenish-wallpaper-outline7" style:family="presentation" style:parent-style-name="greenish-wallpaper-outline6">
      <style:paragraph-properties fo:margin-top="0cm" fo:margin-bottom="0.1cm"/>
      <style:text-properties fo:font-size="20pt" style:font-size-asian="20pt" style:font-size-complex="20pt"/>
    </style:style>
    <style:style style:name="greenish-wallpaper-outline8" style:family="presentation" style:parent-style-name="greenish-wallpaper-outline7">
      <style:paragraph-properties fo:margin-top="0cm" fo:margin-bottom="0.1cm"/>
      <style:text-properties fo:font-size="20pt" style:font-size-asian="20pt" style:font-size-complex="20pt"/>
    </style:style>
    <style:style style:name="greenish-wallpaper-outline9" style:family="presentation" style:parent-style-name="greenish-wallpaper-outline8">
      <style:paragraph-properties fo:margin-top="0cm" fo:margin-bottom="0.1cm"/>
      <style:text-properties fo:font-size="20pt" style:font-size-asian="20pt" style:font-size-complex="20pt"/>
    </style:style>
    <style:style style:name="greenish-wallpaper-subtitle" style:family="presentation">
      <style:graphic-properties draw:stroke="none" draw:fill="none" draw:textarea-vertical-align="middle">
        <text:list-style style:name="greenish-wall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ish-wallpaper-title" style:family="presentation">
      <style:graphic-properties draw:stroke="none" draw:fill="none" draw:textarea-vertical-align="middle">
        <text:list-style style:name="greenish-wall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8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reenish_5f_Wallpaper_5f_by_5f_Chaosbrazer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reenish-wall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ish-wall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ish-wall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ish-wallpaper" style:page-layout-name="PM1" draw:style-name="Mdp1">
      <office:forms form:automatic-focus="false" form:apply-design-mode="false"/>
      <draw:frame presentation:style-name="greenish-wallpaper-title" draw:layer="backgroundobjects" svg:width="25.199cm" svg:height="3.506cm" svg:x="1.4cm" svg:y="0.837cm" presentation:class="title" presentation:placeholder="true">
        <draw:text-box/>
      </draw:frame>
      <draw:frame presentation:style-name="greenish-wallpap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ish-wallpaper-title" draw:layer="backgroundobjects" svg:width="14.848cm" svg:height="11.136cm" svg:x="3.075cm" svg:y="2.257cm" presentation:class="page"/>
        <draw:frame presentation:style-name="greenish-wall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6:00:12.739339998</meta:creation-date>
    <meta:editing-duration>PT8M53S</meta:editing-duration>
    <meta:editing-cycles>4</meta:editing-cycles>
    <meta:generator>LibreOffice/6.0.7.3$Linux_X86_64 LibreOffice_project/00m0$Build-3</meta:generator>
    <dc:description>Licensed on the terms of LGPL.

Based on ChaosBrazer's Greenish Wallpaper available here:

http://chaosbrazer.deviantart.com/art/Greenish-Wallpaper-98761587</dc:description>
    <dc:title>greenish-wallpaper</dc:title>
    <dc:date>2019-01-22T16:09:04.869248724</dc:date>
    <meta:document-statistic meta:object-count="29"/>
    <meta:template xlink:type="simple" xlink:actuate="onRequest" xlink:title="greenish-wallpaper" xlink:href="../../../Templates/greenish-wallpaper.otp" meta:date="2019-01-22T16:00:11.591577806"/>
  </office:meta>
</office:document-meta>
</file>